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0c393c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17cede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18d362" officeooo:paragraph-rsid="0018d36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fo:font-weight="bold" officeooo:rsid="0027965d" officeooo:paragraph-rsid="0027965d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bold" officeooo:rsid="0027965d" officeooo:paragraph-rsid="002e2cbb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normal" fo:font-weight="bold" officeooo:rsid="0027965d" officeooo:paragraph-rsid="0027965d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style="normal" fo:font-weight="bold" officeooo:rsid="0027965d" officeooo:paragraph-rsid="002e2cbb" style:font-size-asian="17.5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style="normal" fo:font-weight="bold" officeooo:rsid="0012906d" officeooo:paragraph-rsid="0012906d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style="normal" fo:font-weight="normal" officeooo:rsid="0027965d" officeooo:paragraph-rsid="0027965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27965d" officeooo:paragraph-rsid="0027965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style="normal" fo:font-weight="bold" officeooo:rsid="0027965d" officeooo:paragraph-rsid="0027965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Text_20_body" style:list-style-name="L1">
      <style:paragraph-properties fo:line-height="100%"/>
      <style:text-properties officeooo:rsid="002881b6" officeooo:paragraph-rsid="002881b6"/>
    </style:style>
    <style:style style:name="P16" style:family="paragraph" style:parent-style-name="Text_20_body">
      <style:text-properties fo:font-weight="bold" officeooo:rsid="0029cd16" officeooo:paragraph-rsid="0029cd16" style:font-weight-asian="bold" style:font-weight-complex="bold"/>
    </style:style>
    <style:style style:name="P17" style:family="paragraph" style:parent-style-name="Text_20_body" style:list-style-name="L1">
      <style:paragraph-properties fo:line-height="100%"/>
      <style:text-properties fo:font-weight="bold" officeooo:rsid="0029cd16" officeooo:paragraph-rsid="0029cd16" style:font-weight-asian="bold" style:font-weight-complex="bold"/>
    </style:style>
    <style:style style:name="P18" style:family="paragraph" style:parent-style-name="Text_20_body" style:list-style-name="L1">
      <style:paragraph-properties fo:line-height="100%"/>
      <style:text-properties fo:font-weight="bold" officeooo:rsid="002f3ea0" officeooo:paragraph-rsid="002f3ea0" style:font-weight-asian="bold" style:font-weight-complex="bold"/>
    </style:style>
    <style:style style:name="P19" style:family="paragraph" style:parent-style-name="Text_20_body" style:list-style-name="L2">
      <style:text-properties fo:font-weight="bold" officeooo:rsid="004194f1" officeooo:paragraph-rsid="004194f1" style:font-weight-asian="bold" style:font-weight-complex="bold"/>
    </style:style>
    <style:style style:name="P20" style:family="paragraph" style:parent-style-name="Text_20_body">
      <style:text-properties fo:font-weight="normal" officeooo:rsid="002ddb35" officeooo:paragraph-rsid="002ddb35" style:font-weight-asian="normal" style:font-weight-complex="normal"/>
    </style:style>
    <style:style style:name="P21" style:family="paragraph" style:parent-style-name="Text_20_body" style:list-style-name="L2">
      <style:text-properties officeooo:rsid="00326c83" officeooo:paragraph-rsid="00326c83"/>
    </style:style>
    <style:style style:name="P22" style:family="paragraph" style:parent-style-name="Text_20_body" style:list-style-name="L2">
      <style:text-properties officeooo:rsid="00333df3" officeooo:paragraph-rsid="00333df3"/>
    </style:style>
    <style:style style:name="P23" style:family="paragraph" style:parent-style-name="Text_20_body" style:list-style-name="L2">
      <style:text-properties officeooo:rsid="0035b8ee" officeooo:paragraph-rsid="0035b8ee"/>
    </style:style>
    <style:style style:name="P24" style:family="paragraph" style:parent-style-name="Text_20_body" style:list-style-name="L2">
      <style:text-properties officeooo:rsid="003d9d7b" officeooo:paragraph-rsid="003d9d7b"/>
    </style:style>
    <style:style style:name="P25" style:family="paragraph" style:parent-style-name="Text_20_body" style:list-style-name="L2">
      <style:text-properties officeooo:rsid="004194f1" officeooo:paragraph-rsid="004194f1"/>
    </style:style>
    <style:style style:name="P26" style:family="paragraph" style:parent-style-name="Text_20_body">
      <style:paragraph-properties fo:break-before="page"/>
      <style:text-properties fo:font-weight="normal" officeooo:rsid="002ddb35" officeooo:paragraph-rsid="002ddb35" style:font-weight-asian="normal" style:font-weight-complex="normal"/>
    </style:style>
    <style:style style:name="T1" style:family="text">
      <style:text-properties fo:font-size="10pt" officeooo:rsid="000d904f" style:font-size-asian="10pt" style:font-size-complex="10pt"/>
    </style:style>
    <style:style style:name="T2" style:family="text">
      <style:text-properties fo:font-size="10pt" officeooo:rsid="00124b3e" style:font-size-asian="10pt" style:font-size-complex="10pt"/>
    </style:style>
    <style:style style:name="T3" style:family="text">
      <style:text-properties fo:font-size="10pt" officeooo:rsid="002e770a" style:font-size-asian="10pt" style:font-size-complex="10pt"/>
    </style:style>
    <style:style style:name="T4" style:family="text">
      <style:text-properties fo:font-size="10pt" officeooo:rsid="000e2b85" style:font-size-asian="8.75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06b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b6519" style:font-weight-asian="normal" style:font-weight-complex="normal"/>
    </style:style>
    <style:style style:name="T9" style:family="text">
      <style:text-properties fo:font-weight="normal" officeooo:rsid="002b8b03" style:font-weight-asian="normal" style:font-weight-complex="normal"/>
    </style:style>
    <style:style style:name="T10" style:family="text">
      <style:text-properties fo:font-weight="normal" officeooo:rsid="002c8254" style:font-weight-asian="normal" style:font-weight-complex="normal"/>
    </style:style>
    <style:style style:name="T11" style:family="text">
      <style:text-properties officeooo:rsid="002e2cbb"/>
    </style:style>
    <style:style style:name="T12" style:family="text">
      <style:text-properties officeooo:rsid="002e8a37"/>
    </style:style>
    <style:style style:name="T13" style:family="text">
      <style:text-properties officeooo:rsid="00344c2d"/>
    </style:style>
    <style:style style:name="T14" style:family="text">
      <style:text-properties officeooo:rsid="003717fa"/>
    </style:style>
    <style:style style:name="T15" style:family="text">
      <style:text-properties officeooo:rsid="0037a27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163c1" style:font-style-asian="normal" style:font-style-complex="normal"/>
    </style:style>
    <style:style style:name="T20" style:family="text">
      <style:text-properties fo:font-style="normal" officeooo:rsid="0041bbb2" style:font-style-asian="normal" style:font-style-complex="normal"/>
    </style:style>
    <style:style style:name="T21" style:family="text">
      <style:text-properties fo:font-style="normal" officeooo:rsid="00420adf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1bbb2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Ramka1" text:anchor-type="paragraph" svg:width="1.8638in" draw:z-index="0"><draw:text-box fo:min-height="0.7291in"><text:p text:style-name="P4">Radosław Gniazdowski</text:p><text:p text:style-name="P5">(+48) 505 044 594</text:p><text:p text:style-name="P5">(+48) 698 434 833</text:p><text:p text:style-name="P6">contact@flexigame.com</text:p></draw:text-box></draw:frame></text:p>
      <text:p text:style-name="P11"/>
      <text:p text:style-name="P11"/>
      <text:p text:style-name="P7">FlexiGame GUI Subsystem</text:p>
      <text:p text:style-name="P9">List of standard classes</text:p>
      <text:p text:style-name="P14">XML tag names</text:p>
      <text:p text:style-name="P12"/>
      <text:p text:style-name="P13"/>
      <text:list xml:id="list7274561198829358907" text:style-name="L1">
        <text:list-item>
          <text:p text:style-name="P15"><text:span text:style-name="T5">Widget</text:span> – abstract base class, cannot be used inside of XML file</text:p>
        </text:list-item>
        <text:list-item>
          <text:p text:style-name="P17">Button<text:span text:style-name="T7"> – </text:span><text:span text:style-name="T8">simple button – clickable widget</text:span></text:p>
        </text:list-item>
        <text:list-item>
          <text:p text:style-name="P17">Label<text:span text:style-name="T7"> – </text:span><text:span text:style-name="T8">Simple one liner text (non editable)</text:span></text:p>
        </text:list-item>
        <text:list-item>
          <text:p text:style-name="P17">Text<text:span text:style-name="T7"> – </text:span><text:span text:style-name="T8">Alias on label.</text:span></text:p>
        </text:list-item>
        <text:list-item>
          <text:p text:style-name="P17">Frame<text:span text:style-name="T7"> – </text:span><text:span text:style-name="T8">simple container with drawable label/title.</text:span></text:p>
        </text:list-item>
        <text:list-item>
          <text:p text:style-name="P17">Window<text:span text:style-name="T7"> – </text:span><text:span text:style-name="T8">this a frame with a title, different styling and managing</text:span></text:p>
        </text:list-item>
        <text:list-item>
          <text:p text:style-name="P17">Table<text:span text:style-name="T7"> – </text:span><text:span text:style-name="T8">container with fixed size in X and Y packing widgets inside.</text:span></text:p>
        </text:list-item>
        <text:list-item>
          <text:p text:style-name="P17">Popup<text:span text:style-name="T7"> – </text:span><text:span text:style-name="T9">this is special purpose window (like message box) with predefined buttons / style</text:span></text:p>
        </text:list-item>
        <text:list-item>
          <text:p text:style-name="P17">MessageBox<text:span text:style-name="T7"> – </text:span><text:span text:style-name="T9">special kind of popup which blocks other actions (other widgets are not clickable)</text:span></text:p>
        </text:list-item>
        <text:list-item>
          <text:p text:style-name="P17">Container<text:span text:style-name="T7"> – </text:span><text:span text:style-name="T8">automatically packs widgets inside – whenever some widget needs to hold inside other widgets it has to extend this class. Container can be used on a standalone basis.</text:span></text:p>
        </text:list-item>
        <text:list-item>
          <text:p text:style-name="P17">Text<text:span text:style-name="T12">A</text:span>rea<text:span text:style-name="T7"> – </text:span><text:span text:style-name="T8">scrollable text area (scrolling feature could be used for other widgets, #TODO)</text:span></text:p>
        </text:list-item>
        <text:list-item>
          <text:p text:style-name="P17">ToggleButton<text:span text:style-name="T7"> – </text:span><text:span text:style-name="T8">button with on/off feature</text:span></text:p>
        </text:list-item>
        <text:list-item>
          <text:p text:style-name="P17">Menu<text:span text:style-name="T7"> – </text:span><text:span text:style-name="T8">this almost the same as the Container, but it's used for the whole screen (menu screen).</text:span></text:p>
        </text:list-item>
        <text:list-item>
          <text:p text:style-name="P17">Loader<text:span text:style-name="T7"> – currently this is just a proposition, but the basic idea is that this widget could be used for displaying progress on a whole screen while loading procedures are run sequentially in the background.</text:span></text:p>
        </text:list-item>
        <text:list-item>
          <text:p text:style-name="P17">ProgressBar –<text:span text:style-name="T7"> </text:span><text:span text:style-name="T10">Displays bar indicating progress or other numeral data.</text:span></text:p>
        </text:list-item>
        <text:list-item>
          <text:p text:style-name="P18">Console –<text:span text:style-name="T7"> special dropdown frame/textarea, builtin (not allowed in xml structure)</text:span></text:p>
        </text:list-item>
      </text:list>
      <text:p text:style-name="P16"/>
      <text:p text:style-name="P20">In the XML structure file tag names are case insensitive. Every XML GUI Structure Sheet needs to have root node named: &lt;<text:span text:style-name="T5">GUIStructure</text:span>&gt;&lt;/<text:span text:style-name="T5">GUIStructure</text:span>&gt;.</text:p>
      <text:p text:style-name="P26"/>
      <text:p text:style-name="P8">FlexiGame GUI Subsystem</text:p>
      <text:p text:style-name="P10">List of standard <text:span text:style-name="T11">attribute names</text:span></text:p>
      <text:p text:style-name="P10"/>
      <text:list xml:id="list6628296134055046859" text:style-name="L2">
        <text:list-item>
          <text:p text:style-name="P21">Text inside of a tag – between &lt;x&gt;&lt;/x&gt; - is considered text value and will be applied with .setText(“”) function on a given widget – every widget should used this function and have it implemented.</text:p>
        </text:list-item>
        <text:list-item>
          <text:p text:style-name="P21">List of attributes inside a tag:</text:p>
          <text:list>
            <text:list-item>
              <text:p text:style-name="P21"><text:span text:style-name="T5">name</text:span> – <text:span text:style-name="T16">string</text:span> – sets the unique string ID/name for given widget – this widget will be referenced by this string name in different parts of the program (configs, xmls, scripts, etc.). <text:span text:style-name="T14">Default: if not specified in structure code the automatic name ID will be set: (name of the widget)+next number.</text:span></text:p>
            </text:list-item>
            <text:list-item>
              <text:p text:style-name="P22"><text:span text:style-name="T5">flags</text:span> – <text:span text:style-name="T16">string</text:span> – <text:span text:style-name="T15">text</text:span> values separated by ',' - hold specific for given widget attributes. <text:span text:style-name="T14">Default: empty.</text:span></text:p>
            </text:list-item>
            <text:list-item>
              <text:p text:style-name="P22"><text:span text:style-name="T5">active</text:span> – <text:span text:style-name="T16">bool</text:span> – false/true – held as <text:span text:style-name="T16">string</text:span> value. <text:span text:style-name="T13">If widget is not active it cannot be clicked, activated, does not call callbacks and check for changed event states. Default: true.</text:span></text:p>
            </text:list-item>
            <text:list-item>
              <text:p text:style-name="P23"><text:span text:style-name="T5">visible</text:span> – <text:span text:style-name="T16">bool</text:span> – false/true – held as <text:span text:style-name="T16">string</text:span> value. If 'false' the widget will not be drawn (however it could affect size and position of other widgets nearby). Default: true.</text:p>
            </text:list-item>
            <text:list-item>
              <text:p text:style-name="P24"><text:span text:style-name="T6">i</text:span><text:span text:style-name="T5">gnoreState</text:span> – <text:span text:style-name="T16">bool</text:span> – false/true – held as <text:span text:style-name="T16">string</text:span><text:span text:style-name="T18"> value. If 'true' the widget will ignore state changes – based on external events – so the style of the widget will not change (will be static). However any event callbacks set for this widget will fire (event handlers will execute anyway). </text:span><text:span text:style-name="T19">Default: false;</text:span></text:p>
            </text:list-item>
            <text:list-item>
              <text:p text:style-name="P25"><text:span text:style-name="T22">pos</text:span><text:span text:style-name="T18">/</text:span><text:span text:style-name="T22">position</text:span><text:span text:style-name="T18"> – </text:span><text:span text:style-name="T16">varying</text:span><text:span text:style-name="T18"> – held as </text:span><text:span text:style-name="T16">string</text:span><text:span text:style-name="T18"> value or </text:span><text:span text:style-name="T16">number</text:span><text:span text:style-name="T18">. Sets the fixed position of the widget. Also it's in format: X, Y(,Z). Values are separated by ','. There are different types of values that can be passed here:</text:span></text:p>
              <text:list>
                <text:list-item>
                  <text:p text:style-name="P25"><text:span text:style-name="T16">integer</text:span><text:span text:style-name="T18"> or </text:span><text:span text:style-name="T16">float</text:span><text:span text:style-name="T18"> – means pixels</text:span></text:p>
                </text:list-item>
                <text:list-item>
                  <text:p text:style-name="P25"><text:span text:style-name="T16">integer</text:span><text:span text:style-name="T18"> or </text:span><text:span text:style-name="T16">float</text:span><text:span text:style-name="T18"> with '%' held as </text:span><text:span text:style-name="T16">string</text:span><text:span text:style-name="T18"> – means percents of the screen height/width/depth</text:span></text:p>
                </text:list-item>
                <text:list-item>
                  <text:p text:style-name="P25"><text:span text:style-name="T16">integer</text:span><text:span text:style-name="T18"> with 'i' or 'I' held as </text:span><text:span text:style-name="T16">string</text:span><text:span text:style-name="T18"> – means inches, depends on the screen resolution and DPI</text:span></text:p>
                </text:list-item>
                <text:list-item>
                  <text:p text:style-name="P25"><text:span text:style-name="T16">integer</text:span><text:span text:style-name="T18"> with 'b' or 'B” held as </text:span><text:span text:style-name="T16">string</text:span><text:span text:style-name="T18"> – means blocks in the screen grid, result depends on the screen resolution and fixed size of the grid. X and Y position will vary based on apsect ratio.</text:span></text:p>
                </text:list-item>
              </text:list>
            </text:list-item>
            <text:list-item>
              <text:p text:style-name="P19"><text:span text:style-name="T21">s</text:span><text:span text:style-name="T18">ize</text:span><text:span text:style-name="T23"> – </text:span><text:span text:style-name="T17">varying</text:span><text:span text:style-name="T23"> – held as </text:span><text:span text:style-name="T17">string</text:span><text:span text:style-name="T23"> value or </text:span><text:span text:style-name="T17">number</text:span><text:span text:style-name="T23">. </text:span><text:span text:style-name="T24">Sets the fixed size of the widget. Size can change after update depending on the childrens' size held in the given widget. The same format applies as in </text:span><text:span text:style-name="T20">position</text:span><text:span text:style-name="T24"> attribut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M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MT1" style:family="text">
      <style:text-properties fo:font-size="10pt" officeooo:rsid="000d904f" style:font-size-asian="10pt" style:font-size-complex="10pt"/>
    </style:style>
    <style:style style:name="MT2" style:family="text">
      <style:text-properties fo:font-size="10pt" officeooo:rsid="002e770a" style:font-size-asian="10pt" style:font-size-complex="10pt"/>
    </style:style>
    <style:style style:name="MT3" style:family="text">
      <style:text-properties fo:font-size="10pt" officeooo:rsid="000e2b85" style:font-size-asian="8.75pt" style:font-size-complex="10pt"/>
    </style:style>
    <style:style style:name="MT4" style:family="text">
      <style:text-properties fo:font-size="10pt" officeooo:rsid="00124b3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3335in" fo:margin-bottom="0.503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598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svg:height="0.5618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FlexiGame: Flexible Game Engine</text:p>
      </style:header>
      <style:footer>
        <text:p text:style-name="MP2"><text:span text:style-name="MT1">FlexiGame: Flexible Game </text:span><text:span text:style-name="MT2">Engine</text:span><text:span text:style-name="MT1"><text:tab/></text:span><text:span text:style-name="MT3">Copyright (C) Radoslaw Gniazdowski <text:tab/>All rights reserved.</text:span></text:p>
        <text:p text:style-name="MP3"><text:span text:style-name="MT3">FlexiGame any related files can not be copied, modified and/or distributed <text:s/>without the express or written consent from the author.</text:span><text:span text:style-name="MT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20:30:43.712661570</meta:creation-date>
    <meta:generator>LibreOffice/4.2.6.3$Linux_X86_64 LibreOffice_project/420m0$Build-3</meta:generator>
    <dc:date>2014-09-07T19:33:38.684360375</dc:date>
    <meta:editing-duration>PT4H5M1S</meta:editing-duration>
    <meta:editing-cycles>59</meta:editing-cycles>
    <meta:document-statistic meta:table-count="0" meta:image-count="0" meta:object-count="0" meta:page-count="2" meta:paragraph-count="42" meta:word-count="670" meta:character-count="4052" meta:non-whitespace-character-count="3406"/>
  </office:meta>
</office:document-meta>
</file>